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hierarchical_25_20credibility">
        <draw:connector draw:style-name="gr1" draw:text-style-name="P1" xml:id="id1" draw:id="id1" draw:layer="layout" draw:type="line" svg:x1="10.999cm" svg:y1="4.8cm" svg:x2="7.5cm" svg:y2="8.735cm" svg:d="M10999 4800l-3499 3935">
          <text:p/>
        </draw:connector>
        <draw:connector draw:style-name="gr1" draw:text-style-name="P1" draw:layer="layout" draw:type="line" svg:x1="10.999cm" svg:y1="4.8cm" svg:x2="12.618cm" svg:y2="8.699cm" draw:start-shape="id1" draw:start-glue-point="2" svg:d="M10999 4800l1619 3899">
          <text:p/>
        </draw:connector>
        <draw:connector draw:style-name="gr1" draw:text-style-name="P1" draw:layer="layout" draw:type="line" svg:x1="10.999cm" svg:y1="4.8cm" svg:x2="15.02cm" svg:y2="8.627cm" draw:start-shape="id1" draw:start-glue-point="2" svg:d="M10999 4800l4021 3827">
          <text:p/>
        </draw:connector>
        <draw:connector draw:style-name="gr1" draw:text-style-name="P1" draw:layer="layout" draw:type="line" svg:x1="10.999cm" svg:y1="4.8cm" svg:x2="10.007cm" svg:y2="8.771cm" draw:start-shape="id1" draw:start-glue-point="2" svg:d="M10999 4800l-992 3971">
          <text:p/>
        </draw:connector>
        <draw:frame draw:style-name="gr2" draw:text-style-name="P2" draw:layer="layout" svg:width="7.9cm" svg:height="2cm" svg:x="7.4cm" svg:y="3.5cm">
          <draw:text-box>
            <text:p text:style-name="P1"><text:span text:style-name="T1">Tree structure</text:span></text:p>
          </draw:text-box>
        </draw:frame>
        <draw:frame draw:style-name="gr2" draw:text-style-name="P3" draw:layer="layout" svg:width="7.9cm" svg:height="2cm" svg:x="0.9cm" svg:y="21.6cm">
          <draw:text-box>
            <text:p text:style-name="P1"><text:span text:style-name="T2">Data over years</text:span></text:p>
          </draw:text-box>
        </draw:frame>
        <draw:frame draw:style-name="gr2" draw:text-style-name="P3" draw:layer="layout" svg:width="7.9cm" svg:height="2cm" svg:x="0.7cm" svg:y="14.4cm">
          <draw:text-box>
            <text:p text:style-name="P1"><text:span text:style-name="T2">Zone ID</text:span></text:p>
          </draw:text-box>
        </draw:frame>
        <draw:frame draw:style-name="gr2" draw:text-style-name="P3" draw:layer="layout" svg:width="7.9cm" svg:height="2cm" svg:x="0.6cm" svg:y="10.8cm">
          <draw:text-box>
            <text:p text:style-name="P1"><text:span text:style-name="T2">Cat2</text:span></text:p>
          </draw:text-box>
        </draw:frame>
        <draw:frame draw:style-name="gr2" draw:text-style-name="P3" draw:layer="layout" svg:width="7.9cm" svg:height="2cm" svg:x="0.5cm" svg:y="6.4cm">
          <draw:text-box>
            <text:p text:style-name="P1"><text:span text:style-name="T2">Cat1</text:span></text:p>
          </draw:text-box>
        </draw:frame>
        <draw:connector draw:style-name="gr1" draw:text-style-name="P1" xml:id="id2" draw:id="id2" draw:layer="layout" draw:type="line" svg:x1="12.199cm" svg:y1="20.429cm" svg:x2="8.7cm" svg:y2="24.364cm" svg:d="M12199 20429l-3499 3935">
          <text:p/>
        </draw:connector>
        <draw:connector draw:style-name="gr1" draw:text-style-name="P1" draw:layer="layout" draw:type="line" svg:x1="12.199cm" svg:y1="20.429cm" svg:x2="13.818cm" svg:y2="24.328cm" draw:start-shape="id2" draw:start-glue-point="2" svg:d="M12199 20429l1619 3899">
          <text:p/>
        </draw:connector>
        <draw:connector draw:style-name="gr1" draw:text-style-name="P1" draw:layer="layout" draw:type="line" svg:x1="12.199cm" svg:y1="20.429cm" svg:x2="16.22cm" svg:y2="24.256cm" draw:start-shape="id2" draw:start-glue-point="2" svg:d="M12199 20429l4021 3827">
          <text:p/>
        </draw:connector>
        <draw:connector draw:style-name="gr1" draw:text-style-name="P1" draw:layer="layout" draw:type="line" svg:x1="12.187cm" svg:y1="20.4cm" svg:x2="11.207cm" svg:y2="24.4cm" draw:start-shape="id3" draw:start-glue-point="3" svg:d="M12187 20400l-980 4000">
          <text:p/>
        </draw:connector>
        <draw:connector draw:style-name="gr1" draw:text-style-name="P1" xml:id="id4" draw:id="id4" draw:layer="layout" draw:type="line" svg:x1="13.179cm" svg:y1="16.429cm" svg:x2="9.68cm" svg:y2="20.364cm" svg:d="M13179 16429l-3499 3935">
          <text:p/>
        </draw:connector>
        <draw:connector draw:style-name="gr1" draw:text-style-name="P1" draw:layer="layout" draw:type="line" svg:x1="13.179cm" svg:y1="16.429cm" svg:x2="14.798cm" svg:y2="20.328cm" draw:start-shape="id4" draw:start-glue-point="2" svg:d="M13179 16429l1619 3899">
          <text:p/>
        </draw:connector>
        <draw:connector draw:style-name="gr1" draw:text-style-name="P1" draw:layer="layout" draw:type="line" svg:x1="13.179cm" svg:y1="16.429cm" svg:x2="17.2cm" svg:y2="20.256cm" draw:start-shape="id4" draw:start-glue-point="2" svg:d="M13179 16429l4021 3827">
          <text:p/>
        </draw:connector>
        <draw:connector draw:style-name="gr1" draw:text-style-name="P1" xml:id="id3" draw:id="id3" draw:layer="layout" draw:type="line" svg:x1="13.179cm" svg:y1="16.429cm" svg:x2="12.187cm" svg:y2="20.4cm" draw:start-shape="id4" draw:start-glue-point="2" svg:d="M13179 16429l-992 3971">
          <text:p/>
        </draw:connector>
        <draw:connector draw:style-name="gr1" draw:text-style-name="P1" xml:id="id5" draw:id="id5" draw:layer="layout" draw:type="line" svg:x1="11.579cm" svg:y1="12.6cm" svg:x2="8.08cm" svg:y2="16.535cm" svg:d="M11579 12600l-3499 3935">
          <text:p/>
        </draw:connector>
        <draw:connector draw:style-name="gr1" draw:text-style-name="P1" draw:layer="layout" draw:type="line" svg:x1="11.579cm" svg:y1="12.6cm" svg:x2="13.198cm" svg:y2="16.499cm" draw:start-shape="id5" draw:start-glue-point="2" svg:d="M11579 12600l1619 3899">
          <text:p/>
        </draw:connector>
        <draw:connector draw:style-name="gr1" draw:text-style-name="P1" draw:layer="layout" draw:type="line" svg:x1="11.579cm" svg:y1="12.6cm" svg:x2="15.6cm" svg:y2="16.427cm" draw:start-shape="id5" draw:start-glue-point="2" svg:d="M11579 12600l4021 3827">
          <text:p/>
        </draw:connector>
        <draw:connector draw:style-name="gr1" draw:text-style-name="P1" draw:layer="layout" draw:type="line" svg:x1="11.579cm" svg:y1="12.6cm" svg:x2="10.587cm" svg:y2="16.571cm" draw:start-shape="id5" draw:start-glue-point="2" svg:d="M11579 12600l-992 3971">
          <text:p/>
        </draw:connector>
        <draw:connector draw:style-name="gr1" draw:text-style-name="P1" xml:id="id6" draw:id="id6" draw:layer="layout" draw:type="line" svg:x1="12.599cm" svg:y1="8.729cm" svg:x2="9.1cm" svg:y2="12.664cm" svg:d="M12599 8729l-3499 3935">
          <text:p/>
        </draw:connector>
        <draw:connector draw:style-name="gr1" draw:text-style-name="P1" draw:layer="layout" draw:type="line" svg:x1="12.599cm" svg:y1="8.729cm" svg:x2="14.218cm" svg:y2="12.628cm" draw:start-shape="id6" draw:start-glue-point="2" svg:d="M12599 8729l1619 3899">
          <text:p/>
        </draw:connector>
        <draw:connector draw:style-name="gr1" draw:text-style-name="P1" draw:layer="layout" draw:type="line" svg:x1="12.599cm" svg:y1="8.729cm" svg:x2="16.62cm" svg:y2="12.556cm" draw:start-shape="id6" draw:start-glue-point="2" svg:d="M12599 8729l4021 3827">
          <text:p/>
        </draw:connector>
        <draw:connector draw:style-name="gr1" draw:text-style-name="P1" draw:layer="layout" draw:type="line" svg:x1="12.599cm" svg:y1="8.729cm" svg:x2="11.607cm" svg:y2="12.7cm" draw:start-shape="id6" draw:start-glue-point="2" svg:d="M12599 8729l-992 3971">
          <text:p/>
        </draw:connector>
        <draw:frame draw:style-name="gr2" draw:text-style-name="P3" draw:layer="layout" svg:width="7.9cm" svg:height="2cm" svg:x="0.4cm" svg:y="18.1cm">
          <draw:text-box>
            <text:p text:style-name="P1"><text:span text:style-name="T2">Company vs. market</text:span></text:p>
          </draw:text-box>
        </draw:frame>
        <draw:frame draw:style-name="gr2" draw:text-style-name="P2" draw:layer="layout" svg:width="7.9cm" svg:height="2cm" svg:x="0.5cm" svg:y="3.5cm">
          <draw:text-box>
            <text:p text:style-name="P1"><text:span text:style-name="T1">Interpretation</text:span></text:p>
          </draw:text-box>
        </draw:frame>
        <draw:frame draw:style-name="gr2" draw:text-style-name="P4" draw:layer="layout" svg:width="5.9cm" svg:height="2cm" svg:x="15.2cm" svg:y="3.5cm">
          <draw:text-box>
            <text:p text:style-name="P1"><text:span text:style-name="T1">Level</text:span></text:p>
          </draw:text-box>
        </draw:frame>
        <draw:frame draw:style-name="gr3" draw:text-style-name="P5" draw:layer="layout" svg:width="2.2cm" svg:height="1.2cm" svg:x="17.3cm" svg:y="21.6cm">
          <draw:text-box>
            <text:p text:style-name="P1"><text:span text:style-name="T2">0</text:span></text:p>
          </draw:text-box>
        </draw:frame>
        <draw:frame draw:style-name="gr3" draw:text-style-name="P5" draw:layer="layout" svg:width="2.2cm" svg:height="1.2cm" svg:x="17.3cm" svg:y="18cm">
          <draw:text-box>
            <text:p text:style-name="P1"><text:span text:style-name="T2">1</text:span></text:p>
          </draw:text-box>
        </draw:frame>
        <draw:frame draw:style-name="gr3" draw:text-style-name="P5" draw:layer="layout" svg:width="2.2cm" svg:height="1.2cm" svg:x="17.3cm" svg:y="14.3cm">
          <draw:text-box>
            <text:p text:style-name="P1"><text:span text:style-name="T2">2</text:span></text:p>
          </draw:text-box>
        </draw:frame>
        <draw:frame draw:style-name="gr3" draw:text-style-name="P5" draw:layer="layout" svg:width="2.2cm" svg:height="1.2cm" svg:x="17.3cm" svg:y="10.5cm">
          <draw:text-box>
            <text:p text:style-name="P1"><text:span text:style-name="T2">3</text:span></text:p>
          </draw:text-box>
        </draw:frame>
        <draw:frame draw:style-name="gr3" draw:text-style-name="P5" draw:layer="layout" svg:width="2.2cm" svg:height="1.2cm" svg:x="17.2cm" svg:y="6.4cm">
          <draw:text-box>
            <text:p text:style-name="P1"><text:span text:style-name="T2">4</text:span></text:p>
          </draw:text-box>
        </draw:frame>
        <draw:frame draw:style-name="gr4" draw:layer="layout" svg:width="19cm" svg:height="1.1cm" svg:x="1cm" svg:y="27.6cm">
          <draw:text-box>
            <text:p>See chapter 6 of Buhlmann &amp; Gisler, p145, Ex 6.1 also, p311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hierarchical_25_20credibility" style:display-name="hierarchical%20credibili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4-28T15:30:14</meta:creation-date>
    <meta:editing-duration>PT2M30S</meta:editing-duration>
    <meta:editing-cycles>2</meta:editing-cycles>
    <meta:generator>OpenOffice/4.1.8$Unix OpenOffice.org_project/418m3$Build-9803</meta:generator>
    <meta:initial-creator>C D</meta:initial-creator>
    <dc:date>2021-04-28T15:32:43</dc:date>
    <dc:creator>C D</dc:creator>
    <meta:document-statistic meta:object-count="34"/>
  </office:meta>
</office:document-meta>
</file>